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s" fo:country="AR" officeooo:rsid="0004f472" officeooo:paragraph-rsid="0004f472"/>
    </style:style>
    <style:style style:name="P2" style:family="paragraph" style:parent-style-name="Standard">
      <style:text-properties fo:language="es" fo:country="AR" officeooo:rsid="0004f472" officeooo:paragraph-rsid="001ac09a"/>
    </style:style>
    <style:style style:name="P3" style:family="paragraph" style:parent-style-name="Standard">
      <style:text-properties fo:language="es" fo:country="AR" officeooo:rsid="000547a0" officeooo:paragraph-rsid="000547a0"/>
    </style:style>
    <style:style style:name="P4" style:family="paragraph" style:parent-style-name="Standard">
      <style:text-properties fo:language="es" fo:country="AR" officeooo:rsid="00071024" officeooo:paragraph-rsid="00071024"/>
    </style:style>
    <style:style style:name="P5" style:family="paragraph" style:parent-style-name="Standard">
      <style:text-properties fo:language="es" fo:country="AR" officeooo:rsid="0008c019" officeooo:paragraph-rsid="0008c019"/>
    </style:style>
    <style:style style:name="P6" style:family="paragraph" style:parent-style-name="Standard">
      <style:text-properties fo:language="es" fo:country="AR" officeooo:rsid="000a93c1" officeooo:paragraph-rsid="000a93c1"/>
    </style:style>
    <style:style style:name="P7" style:family="paragraph" style:parent-style-name="Standard">
      <style:text-properties fo:language="es" fo:country="AR" officeooo:paragraph-rsid="000a93c1"/>
    </style:style>
    <style:style style:name="P8" style:family="paragraph" style:parent-style-name="Standard">
      <style:text-properties fo:language="es" fo:country="AR" officeooo:paragraph-rsid="001c74a7"/>
    </style:style>
    <style:style style:name="P9" style:family="paragraph" style:parent-style-name="Standard">
      <style:text-properties fo:language="es" fo:country="AR" officeooo:paragraph-rsid="001cb158"/>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6a995" style:font-weight-asian="normal" style:font-weight-complex="normal"/>
    </style:style>
    <style:style style:name="T4" style:family="text">
      <style:text-properties fo:font-weight="normal" officeooo:rsid="0008f078" style:font-weight-asian="normal" style:font-weight-complex="normal"/>
    </style:style>
    <style:style style:name="T5" style:family="text">
      <style:text-properties fo:font-weight="normal" officeooo:rsid="000effd9" style:font-weight-asian="normal" style:font-weight-complex="normal"/>
    </style:style>
    <style:style style:name="T6" style:family="text">
      <style:text-properties fo:font-weight="normal" officeooo:rsid="0010cd2b" style:font-weight-asian="normal" style:font-weight-complex="normal"/>
    </style:style>
    <style:style style:name="T7" style:family="text">
      <style:text-properties fo:font-weight="normal" officeooo:rsid="0012688f" style:font-weight-asian="normal"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en" fo:country="US" fo:font-weight="normal" officeooo:rsid="0012688f" style:font-weight-asian="normal" style:font-weight-complex="normal"/>
    </style:style>
    <style:style style:name="T10"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2688f" style:text-blinking="false" fo:background-color="transparent" loext:char-shading-value="0"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Desarrolle y caracterice la <text:span text:style-name="T1">segunda ola</text:span><text:span text:style-name="T2">, de acuerdo a lo propuesto por Alvin Tofler.</text:span></text:p>
      <text:p text:style-name="P1"><text:span text:style-name="T2">2) Exponga y ejemplifique el concepto de las </text:span><text:span text:style-name="T1">Metatacticas</text:span><text:span text:style-name="T2">.</text:span></text:p>
      <text:p text:style-name="P1"><text:span text:style-name="T2">3) Desarrolle una de las </text:span><text:span text:style-name="T1">paradojas del capitalismo</text:span><text:span text:style-name="T2">.</text:span></text:p>
      <text:p text:style-name="P1"><text:span text:style-name="T2">4) Caracterice la noción de plataformas y desarrolle el concepto de plataformas de </text:span><text:span text:style-name="T1">productos </text:span><text:span text:style-name="T8">on demand</text:span><text:span text:style-name="T2">.</text:span></text:p>
      <text:p text:style-name="P2"><text:span text:style-name="T2">5) Explique la Relación consumo-medio ambiente. Tipifique a los consumidores, de a cuerdo a lo que postula </text:span><text:span text:style-name="T1">During</text:span></text:p>
      <text:p text:style-name="P3"><text:span text:style-name="T2"/></text:p>
      <text:p text:style-name="P3"><text:span text:style-name="T2"/></text:p>
      <text:p text:style-name="P3"><text:span text:style-name="T2">1) </text:span><text:span text:style-name="T3">Luego de la primer ola, según Alvin Tofler, en la segunda ola se empiezan a crear las distintas industrias, maquinarias, nuevas ciencias, un nuevo modelo de tiempo (El reloj), los ferrocarriles, la aviación, pero también se generaron las grandes sinfonías, el cine, los periódicos, la televisión, se mecaniza la cadena de montaje de Taylor, el tiempo mecánico reemplaza a los tiempos anteriormente establecidos por la naturaleza, las estaciones, la salida y la puesta del sol, surgen las nuevas grandes corporaciones anónimas, los grandes bancos y con ellos los sistemas de crédito (que te permiten gastar mas de lo que te pertenece y así endeudarte con los bancos), y surge un nuevo concepto llamado Mecanicismo.</text:span></text:p>
      <text:p text:style-name="P3"><text:span text:style-name="T3"/></text:p>
      <text:p text:style-name="P4"><text:span text:style-name="T3">L</text:span><text:span text:style-name="T2">a energía:</text:span></text:p>
      <text:p text:style-name="P4"><text:span text:style-name="T2">La energía en esta ola se obtiene primeramente del carbón, luego a mediados del sigo XIX se comienza a utilizar el petroleo y a partir del siglo XX se empieza a usar la energía hidráulica y nuclear.</text:span></text:p>
      <text:p text:style-name="P4"><text:span text:style-name="T2"/></text:p>
      <text:p text:style-name="P4"><text:span text:style-name="T2">Producción de mercancías:</text:span></text:p>
      <text:p text:style-name="P5"><text:span text:style-name="T2">La producción de alimentos, bienes </text:span><text:span text:style-name="T4">y</text:span><text:span text:style-name="T2"> servicios comienza a ser destinada a la venta, la vida </text:span><text:span text:style-name="T4">se mercantiliza. “No solo se compran, venden y cambian productos, sino también las ideas y el arte”</text:span></text:p>
      <text:p text:style-name="P5"><text:span text:style-name="T4"/></text:p>
      <text:p text:style-name="P6"><text:span text:style-name="T4">E</text:span><text:span text:style-name="T2">n esta ola los contratos reemplazan a los feudos, ya que los señores feudales ya no van a tener esclavos trabajando la tierra por ellos, sino que estos van a alquilar las tierras a los anteriormente esclavos, junto con las herramientas necesarias para trabajarlas. Esto quiere decir que ya no son mas esclavizados, sino que trabajan por su sueldo, tienen libertad y se compran su propia comida.</text:span></text:p>
      <text:p text:style-name="P6"><text:span text:style-name="T2"/></text:p>
      <text:p text:style-name="P6"><text:span text:style-name="T2">2) </text:span><text:span text:style-name="T5">Las Metatacticas son consecuencia a la cantidad de información abismal y súper</text:span><text:span text:style-name="T6"> veloz que hay en la actualidad, se pueden resumir como los modelos teóricos o análisis de datos de las distintas empresas. Las decisiones ya no son tomadas por seres humanos, ya que las maquinas pueden manejar la magnitud de datos que tienen las empresas, lo cual los humanos no pueden hacer. </text:span><text:span text:style-name="T7">Por esto los sistemas informáticos están dia tras dia cada vez mas presentes, analizando los datos que entran y otorgando los valores que crean necesarios, por eso se dice que las metafísicas quedan “dentro” de los sistemas informáticos en lugar de dentro de un humano, siendo estas cada vez mas invisibles para la sociedad.</text:span></text:p>
      <text:p text:style-name="P6"><text:span text:style-name="T7"/></text:p>
      <text:p text:style-name="P7"><text:span text:style-name="T7">3) </text:span><text:bookmark text:name="docs-internal-guid-4675ff6a-7fff-a91c-27cb-a9c788510e9e"/><text:span text:style-name="T10">Negación de sus propios postulados, debido a lo siguiente: quiero ganar mas dinero, entonces, me acomodo al precio del mercado-&gt; el precio del mercado es mas bajo que el que yo tengo, por ende, si quiero ganar mas, vender mas, tengo que resignarme a ganar menos, una clara contradicción.</text:span></text:p>
      <text:p text:style-name="P7"><text:span text:style-name="T7"/></text:p>
      <text:p text:style-name="P7"><text:span text:style-name="T7">4) Los productos “On demand” son aquellos que se pagan mensualmente, estas plataformas son dueños de los productos que dan como servicio. Este tipo de estrategias se disparo muchísimo en los rubros donde antes no estaba tan presente, como en la industria de la música. Antes tenias que comprar Compact Disks si queras escuchar el álbum de un artista, ahora pagando una suscripción mensual, podes acceder a ese álbum y a miles de millones de otros álbumes de otros artistas.</text:span></text:p>
      <text:p text:style-name="P7"><text:span text:style-name="T7"/></text:p>
      <text:p text:style-name="P7"><text:soft-page-break/><text:span text:style-name="T7">5) During postula que todos los consumidores caen en una de 3 categorías:</text:span></text:p>
      <text:p text:style-name="P7"><text:span text:style-name="T7">Los consumidores pobres, que son aquellos que ganan menos de 700 USD anuales por familia, se alimentan de legumbres y no tienen agua potable, se trasladan a pie o con tracción a sangre, estos son 1/5 de la población mundial.</text:span></text:p>
      <text:p text:style-name="P7"><text:span text:style-name="T7">Los consumidores medios, estos ganan de 700 a 7500 USD anuales por miembro familiar, se alimentan a base de granos y tienen acceso al agua limpia, casas amuebladas modestamente y se transportan en transporte publico o bicicletas.</text:span></text:p>
      <text:p text:style-name="P8"><text:span text:style-name="T7">Los consumidores altos, estos ganan mas de 7500USD anuales, comen carne, acceso a agua y a bebidas fabricadas, también cuentan con hogares completamente equipados, viajes en avión y en auto.</text:span></text:p>
      <text:p text:style-name="P9"><text:span text:style-name="T7">Desde la mitad del siglo XX, se multiplicaron los gastos energéticos de muchísimos productos por cantidad de cabezas.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29T22:39:27.286000000</meta:creation-date>
    <dc:date>2023-05-30T00:05:27.208000000</dc:date>
    <meta:editing-duration>PT1H4M44S</meta:editing-duration>
    <meta:editing-cycles>24</meta:editing-cycles>
    <meta:generator>LibreOffice/7.3.4.2$Windows_X86_64 LibreOffice_project/728fec16bd5f605073805c3c9e7c4212a0120dc5</meta:generator>
    <meta:document-statistic meta:table-count="0" meta:image-count="0" meta:object-count="0" meta:page-count="2" meta:paragraph-count="19" meta:word-count="709" meta:character-count="4244" meta:non-whitespace-character-count="3553"/>
  </office:meta>
</office:document-meta>
</file>